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text-align="center"/>
      <style:text-properties style:font-name="Times New Roman" style:font-name-complex="Times New Roman" fo:color="#ED7D31" fo:font-size="5pt" style:font-size-asian="5pt" style:font-size-complex="5pt" fo:language="en" fo:country="GB"/>
    </style:style>
    <style:style style:name="P3" style:parent-style-name="Normal" style:family="paragraph">
      <style:paragraph-properties fo:text-align="center"/>
      <style:text-properties style:font-name="Times New Roman" style:font-name-complex="Times New Roman" fo:color="#ED7D31" fo:font-size="5pt" style:font-size-asian="5pt" style:font-size-complex="5pt" fo:language="en" fo:country="GB"/>
    </style:style>
    <style:style style:name="P4" style:parent-style-name="Normal" style:family="paragraph">
      <style:paragraph-properties fo:text-align="center"/>
      <style:text-properties style:font-name="Times New Roman" style:font-name-complex="Times New Roman" fo:font-size="6pt" style:font-size-asian="6pt" style:font-size-complex="6pt" fo:language="en" fo:country="GB"/>
    </style:style>
    <style:style style:name="P5" style:parent-style-name="Normal" style:family="paragraph">
      <style:text-properties style:font-name="Times New Roman" style:font-name-complex="Times New Roman" fo:color="#70AD47" fo:font-size="5pt" style:font-size-asian="5pt" style:font-size-complex="5pt" fo:language="en" fo:country="GB"/>
    </style:style>
    <style:style style:name="P6" style:parent-style-name="Normal" style:family="paragraph">
      <style:paragraph-properties fo:text-align="center"/>
      <style:text-properties style:font-name="Times New Roman" style:font-name-complex="Times New Roman" fo:color="#70AD47" fo:font-size="5pt" style:font-size-asian="5pt" style:font-size-complex="5pt" fo:language="en" fo:country="GB"/>
    </style:style>
    <style:style style:name="P7" style:parent-style-name="Normal" style:family="paragraph">
      <style:paragraph-properties fo:text-align="center"/>
      <style:text-properties style:font-name="Times New Roman" style:font-name-complex="Times New Roman" fo:font-size="6pt" style:font-size-asian="6pt" style:font-size-complex="6pt" fo:language="en" fo:country="GB"/>
    </style:style>
    <style:style style:name="P8" style:parent-style-name="Normal" style:family="paragraph">
      <style:text-properties style:font-name="Times New Roman" style:font-name-complex="Times New Roman" fo:font-size="6pt" style:font-size-asian="6pt" style:font-size-complex="6pt" fo:language="en" fo:country="GB"/>
    </style:style>
    <style:style style:name="P9" style:parent-style-name="Normal" style:family="paragraph">
      <style:paragraph-properties fo:text-align="center"/>
      <style:text-properties style:font-name="Times New Roman" style:font-name-complex="Times New Roman" fo:font-size="6pt" style:font-size-asian="6pt" style:font-size-complex="6pt" fo:language="en" fo:country="GB"/>
    </style:style>
    <style:style style:name="P10" style:parent-style-name="Normal" style:family="paragraph">
      <style:paragraph-properties fo:text-align="center"/>
      <style:text-properties style:font-name="Times New Roman" style:font-name-complex="Times New Roman" fo:font-size="6pt" style:font-size-asian="6pt" style:font-size-complex="6pt" fo:language="en" fo:country="GB"/>
    </style:style>
    <style:style style:name="P11" style:parent-style-name="Normal" style:family="paragraph">
      <style:text-properties style:font-name="Times New Roman" style:font-name-complex="Times New Roman" fo:font-size="6pt" style:font-size-asian="6pt" style:font-size-complex="6pt" fo:language="en" fo:country="GB"/>
    </style:style>
    <style:style style:name="P12" style:parent-style-name="Normal" style:family="paragraph">
      <style:text-properties style:font-name="Times New Roman" style:font-name-complex="Times New Roman" fo:font-size="6pt" style:font-size-asian="6pt" style:font-size-complex="6pt" fo:language="en" fo:country="GB"/>
    </style:style>
    <style:style style:name="P13" style:parent-style-name="Normal" style:family="paragraph">
      <style:text-properties style:font-name="Times New Roman" style:font-name-complex="Times New Roman" fo:font-size="6pt" style:font-size-asian="6pt" style:font-size-complex="6pt" fo:language="en" fo:country="GB"/>
    </style:style>
    <style:style style:name="P14" style:parent-style-name="Normal" style:family="paragraph">
      <style:text-properties style:font-name="Times New Roman" style:font-name-complex="Times New Roman" fo:font-size="6pt" style:font-size-asian="6pt" style:font-size-complex="6pt" fo:language="en" fo:country="GB"/>
    </style:style>
    <style:style style:name="P15" style:parent-style-name="Normal" style:family="paragraph">
      <style:text-properties style:font-name="Times New Roman" style:font-name-complex="Times New Roman" fo:font-size="6pt" style:font-size-asian="6pt" style:font-size-complex="6pt" fo:language="en" fo:country="GB"/>
    </style:style>
    <style:style style:family="graphic" style:name="a20" style:parent-style-name="Graphics">
      <style:graphic-properties fo:wrap-option="wrap" fo:border="0.00694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1" style:parent-style-name="Graphics">
      <style:graphic-properties fo:wrap-option="wrap" fo:border="0.00694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2" style:parent-style-name="Graphics">
      <style:graphic-properties fo:wrap-option="wrap" fo:border="0.00694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0">
      <style:graphic-properties draw:fill="solid" draw:fill-color="#ffffff" draw:opacity="100%" draw:stroke="solid" svg:stroke-width="0.00694in" svg:stroke-color="#000000" svg:stroke-opacity="100%" draw:stroke-linejoin="miter" svg:stroke-linecap="butt"/>
    </style:style>
    <style:style style:family="graphic" style:name="a11">
      <style:graphic-properties draw:fill="solid" draw:fill-color="#ffffff" draw:opacity="100%" draw:stroke="solid" svg:stroke-width="0.00694in" svg:stroke-color="#000000" svg:stroke-opacity="100%" draw:stroke-linejoin="miter" svg:stroke-linecap="butt"/>
    </style:style>
    <style:style style:family="graphic" style:name="a12">
      <style:graphic-properties draw:fill="solid" draw:fill-color="#ffffff" draw:opacity="100%" draw:stroke="solid" svg:stroke-width="0.00694in" svg:stroke-color="#000000" svg:stroke-opacity="100%" draw:stroke-linejoin="miter" svg:stroke-linecap="butt"/>
    </style:style>
    <style:style style:family="graphic" style:name="a13">
      <style:graphic-properties draw:fill="solid" draw:fill-color="#ffffff" draw:opacity="100%" draw:stroke="solid" svg:stroke-width="0.00694in" svg:stroke-color="#000000" svg:stroke-opacity="100%" draw:stroke-linejoin="miter" svg:stroke-linecap="butt"/>
    </style:style>
    <style:style style:family="graphic" style:name="a14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16" style:parent-style-name="Graphics">
      <style:graphic-properties fo:wrap-option="wrap" fo:border="0.00694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7" style:parent-style-name="Graphics">
      <style:graphic-properties fo:wrap-option="wrap" fo:border="0.00694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8" style:parent-style-name="Graphics">
      <style:graphic-properties fo:wrap-option="wrap" fo:border="0.00694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9" style:parent-style-name="Graphics">
      <style:graphic-properties fo:wrap-option="wrap" fo:border="0.00694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0" style:parent-style-name="Graphics">
      <style:graphic-properties fo:wrap-option="wrap" fo:border="0.00694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" style:parent-style-name="Graphics">
      <style:graphic-properties fo:wrap-option="wrap" fo:border="0.00694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" style:parent-style-name="Graphics">
      <style:graphic-properties fo:wrap-option="wrap" fo:border="0.00694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" style:parent-style-name="Graphics">
      <style:graphic-properties fo:wrap-option="wrap" fo:border="0.00694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" style:parent-style-name="Graphics">
      <style:graphic-properties fo:wrap-option="wrap" fo:border="0.00694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" style:parent-style-name="Graphics">
      <style:graphic-properties fo:wrap-option="wrap" fo:border="0.00694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6">
      <style:graphic-properties draw:fill="solid" draw:fill-color="#e2f0d9" draw:opacity="50%" draw:stroke="solid" svg:stroke-width="0.00694in" svg:stroke-color="#000000" svg:stroke-opacity="100%"/>
    </style:style>
    <style:style style:family="graphic" style:name="a7">
      <style:graphic-properties draw:fill="solid" draw:fill-color="#fff3f3" draw:opacity="100%" draw:stroke="solid" svg:stroke-width="0.00694in" svg:stroke-color="#000000" svg:stroke-opacity="100%" draw:stroke-linejoin="miter" svg:stroke-linecap="butt"/>
    </style:style>
    <style:style style:family="graphic" style:name="a8">
      <style:graphic-properties draw:fill="solid" draw:fill-color="#fff3f3" draw:opacity="100%" draw:stroke="solid" svg:stroke-width="0.00694in" svg:stroke-color="#000000" svg:stroke-opacity="100%" draw:stroke-linejoin="miter" svg:stroke-linecap="butt"/>
    </style:style>
    <style:style style:family="graphic" style:name="a9">
      <style:graphic-properties draw:fill="solid" draw:fill-color="#e2f0d9" draw:opacity="100%" draw:stroke="solid" svg:stroke-width="0.00694in" svg:stroke-color="#000000" svg:stroke-opacity="100%" draw:stroke-linejoin="miter" svg:stroke-linecap="butt"/>
    </style:style>
  </office:automatic-styles>
  <office:body>
    <office:text text:use-soft-page-breaks="true">
      <text:p text:style-name="P1"><draw:frame draw:z-index="251704320" draw:id="id0" draw:style-name="a0" draw:name="Text Box 28" text:anchor-type="paragraph" svg:x="2.3381in" svg:y="-0.23571in" svg:width="0.72292in" svg:height="0.23194in" style:rel-width="scale" style:rel-height="scale"><draw:text-box><text:p text:style-name="P2">(Predicted Label)</text:p></draw:text-box><svg:title/><svg:desc/></draw:frame><draw:frame draw:z-index="251701248" draw:id="id1" draw:style-name="a1" draw:name="Text Box 26" text:anchor-type="paragraph" svg:x="1.71667in" svg:y="-0.23333in" svg:width="0.69306in" svg:height="0.23194in" style:rel-width="scale" style:rel-height="scale"><draw:text-box><text:p text:style-name="P3">(Predicted Label)</text:p></draw:text-box><svg:title/><svg:desc/></draw:frame><draw:frame draw:z-index="251693056" draw:id="id2" draw:style-name="a2" draw:name="Text Box 22" text:anchor-type="paragraph" svg:x="1.05238in" svg:y="0.32143in" svg:width="0.78542in" svg:height="0.23194in" style:rel-width="scale" style:rel-height="scale"><draw:text-box><text:p text:style-name="P4">Non-Sarcastic</text:p></draw:text-box><svg:title/><svg:desc/></draw:frame><draw:frame draw:z-index="251699200" draw:id="id3" draw:style-name="a3" draw:name="Text Box 25" text:anchor-type="paragraph" svg:x="1.17143in" svg:y="0.42381in" svg:width="0.61111in" svg:height="0.23194in" style:rel-width="scale" style:rel-height="scale"><draw:text-box><text:p text:style-name="P5">(True Label)</text:p></draw:text-box><svg:title/><svg:desc/></draw:frame><draw:frame draw:z-index="251697152" draw:id="id4" draw:style-name="a4" draw:name="Text Box 24" text:anchor-type="paragraph" svg:x="1.10714in" svg:y="0.03095in" svg:width="0.70417in" svg:height="0.23194in" style:rel-width="scale" style:rel-height="scale"><draw:text-box><text:p text:style-name="P6">(True Label)</text:p></draw:text-box><svg:title/><svg:desc/></draw:frame><draw:frame draw:z-index="251686912" draw:id="id5" draw:style-name="a5" draw:name="Text Box 19" text:anchor-type="paragraph" svg:x="1.71559in" svg:y="-0.32431in" svg:width="0.69583in" svg:height="0.19444in" style:rel-width="scale" style:rel-height="scale"><draw:text-box><text:p text:style-name="P7">Sarcastic</text:p></draw:text-box><svg:title/><svg:desc/></draw:frame><draw:g draw:z-index="251678720" draw:name="Group 15" draw:id="id16" draw:style-name="a15" text:anchor-type="paragraph"><svg:title/><svg:desc/><draw:g draw:name="Group 10" draw:id="id14"><svg:title/><svg:desc/><draw:custom-shape svg:x="1.75757in" svg:y="-0.06951in" svg:width="0.62486in" svg:height="0.40539in" draw:id="id6" draw:style-name="a6" draw:name="Rectangle 1"><svg:title/><svg:desc/><draw:enhanced-geometry draw:type="non-primitive" svg:viewBox="0 0 21600 21600" draw:enhanced-path="M 0 0 L 21600 0 21600 21600 0 21600 Z N"/></draw:custom-shape><draw:custom-shape svg:x="2.37947in" svg:y="-0.06951in" svg:width="0.62486in" svg:height="0.40539in" draw:id="id7" draw:style-name="a7" draw:name="Rectangle 3"><svg:title/><svg:desc/><draw:enhanced-geometry draw:type="non-primitive" svg:viewBox="0 0 21600 21600" draw:enhanced-path="M 0 0 L 21600 0 21600 21600 0 21600 Z N"/></draw:custom-shape><draw:custom-shape svg:x="1.755in" svg:y="0.33365in" svg:width="0.62486in" svg:height="0.40539in" draw:id="id8" draw:style-name="a8" draw:name="Rectangle 4"><svg:title/><svg:desc/><draw:enhanced-geometry draw:type="non-primitive" svg:viewBox="0 0 21600 21600" draw:enhanced-path="M 0 0 L 21600 0 21600 21600 0 21600 Z N"/></draw:custom-shape><draw:custom-shape svg:x="2.37935in" svg:y="0.33365in" svg:width="0.62486in" svg:height="0.40539in" draw:id="id9" draw:style-name="a9" draw:name="Rectangle 5"><svg:title/><svg:desc/><draw:enhanced-geometry draw:type="non-primitive" svg:viewBox="0 0 21600 21600" draw:enhanced-path="M 0 0 L 21600 0 21600 21600 0 21600 Z N"/></draw:custom-shape><draw:custom-shape svg:x="1.76078in" svg:y="-0.29012in" svg:width="0.62486in" svg:height="0.2197in" draw:id="id10" draw:style-name="a10" draw:name="Rectangle 6"><svg:title/><svg:desc/><draw:enhanced-geometry draw:type="non-primitive" svg:viewBox="0 0 21600 21600" draw:enhanced-path="M 0 0 L 21600 0 21600 21600 0 21600 Z N"/></draw:custom-shape><draw:custom-shape svg:x="2.37935in" svg:y="-0.29012in" svg:width="0.62486in" svg:height="0.2197in" draw:id="id11" draw:style-name="a11" draw:name="Rectangle 7"><svg:title/><svg:desc/><draw:enhanced-geometry draw:type="non-primitive" svg:viewBox="0 0 21600 21600" draw:enhanced-path="M 0 0 L 21600 0 21600 21600 0 21600 Z N"/></draw:custom-shape><draw:custom-shape svg:x="1.13272in" svg:y="-0.07174in" svg:width="0.62486in" svg:height="0.40539in" draw:id="id12" draw:style-name="a12" draw:name="Rectangle 8"><svg:title/><svg:desc/><draw:enhanced-geometry draw:type="non-primitive" svg:viewBox="0 0 21600 21600" draw:enhanced-path="M 0 0 L 21600 0 21600 21600 0 21600 Z N"/></draw:custom-shape><draw:custom-shape svg:x="1.13272in" svg:y="0.33365in" svg:width="0.62486in" svg:height="0.40539in" draw:id="id13" draw:style-name="a13" draw:name="Rectangle 9"><svg:title/><svg:desc/><draw:enhanced-geometry draw:type="non-primitive" svg:viewBox="0 0 21600 21600" draw:enhanced-path="M 0 0 L 21600 0 21600 21600 0 21600 Z N"/></draw:custom-shape></draw:g><draw:frame draw:id="id15" draw:style-name="a14" draw:name="Text Box 11" svg:x="1.72796in" svg:y="-0.06393in" svg:width="0.69643in" svg:height="0.23214in" style:rel-width="scale" style:rel-height="scale"><draw:text-box><text:p text:style-name="P8">True Positives</text:p></draw:text-box><svg:title/><svg:desc/></draw:frame></draw:g><draw:frame draw:z-index="251703296" draw:id="id17" draw:style-name="a16" draw:name="Text Box 27" text:anchor-type="paragraph" svg:x="2.36111in" svg:y="-0.32407in" svg:width="0.69583in" svg:height="0.19444in" style:rel-width="scale" style:rel-height="scale"><draw:text-box><text:p text:style-name="P9">Non-Sarcastic</text:p></draw:text-box><svg:title/><svg:desc/></draw:frame><draw:frame draw:z-index="251695104" draw:id="id18" draw:style-name="a17" draw:name="Text Box 23" text:anchor-type="paragraph" svg:x="1.11111in" svg:y="-0.06482in" svg:width="0.69583in" svg:height="0.23194in" style:rel-width="scale" style:rel-height="scale"><draw:text-box><text:p text:style-name="P10">Sarcastic</text:p></draw:text-box><svg:title/><svg:desc/></draw:frame><draw:frame draw:z-index="251691008" draw:id="id19" draw:style-name="a18" draw:name="Text Box 21" text:anchor-type="paragraph" svg:x="0.16667in" svg:y="0.16667in" svg:width="0.69583in" svg:height="0.23194in" style:rel-width="scale" style:rel-height="scale"><draw:text-box><text:p text:style-name="P11">Non-Sarcastic</text:p></draw:text-box><svg:title/><svg:desc/></draw:frame><draw:frame draw:z-index="251688960" draw:id="id20" draw:style-name="a19" draw:name="Text Box 20" text:anchor-type="paragraph" svg:x="0in" svg:y="0in" svg:width="0.69583in" svg:height="0.23194in" style:rel-width="scale" style:rel-height="scale"><draw:text-box><text:p text:style-name="P12">Non-Sarcastic</text:p></draw:text-box><svg:title/><svg:desc/></draw:frame><draw:frame draw:z-index="251680768" draw:id="id21" draw:style-name="a20" draw:name="Text Box 16" text:anchor-type="paragraph" svg:x="1.70161in" svg:y="0.33065in" svg:width="0.74722in" svg:height="0.22292in" style:rel-width="scale" style:rel-height="scale"><draw:text-box><text:p text:style-name="P13">False Negatives</text:p></draw:text-box><svg:title/><svg:desc/></draw:frame><draw:frame draw:z-index="251682816" draw:id="id22" draw:style-name="a21" draw:name="Text Box 17" text:anchor-type="paragraph" svg:x="2.33333in" svg:y="0.33871in" svg:width="0.74097in" svg:height="0.23194in" style:rel-width="scale" style:rel-height="scale"><draw:text-box><text:p text:style-name="P14">True<text:s/>Negatives</text:p></draw:text-box><svg:title/><svg:desc/></draw:frame><draw:frame draw:z-index="251684864" draw:id="id23" draw:style-name="a22" draw:name="Text Box 18" text:anchor-type="paragraph" svg:x="2.34019in" svg:y="-0.06458in" svg:width="0.73611in" svg:height="0.23194in" style:rel-width="scale" style:rel-height="scale"><draw:text-box><text:p text:style-name="P15">False Positives</text:p></draw:text-box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Ellie Hayward</meta:initial-creator>
    <dc:creator>Ellie Hayward</dc:creator>
    <meta:creation-date>2020-04-26T22:10:00Z</meta:creation-date>
    <dc:date>2020-04-26T22:37:00Z</dc:date>
    <meta:template xlink:href="Normal" xlink:type="simple"/>
    <meta:editing-cycles>2</meta:editing-cycles>
    <meta:editing-duration>PT1620S</meta:editing-duration>
    <meta:document-statistic meta:page-count="1" meta:paragraph-count="1" meta:word-count="2" meta:character-count="14" meta:row-count="1" meta:non-whitespace-character-count="13"/>
  </office:meta>
</office:document-meta>
</file>